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style>
    <style:style style:name="P2" style:family="paragraph" style:parent-style-name="Standard" style:master-page-name="Standard">
      <style:paragraph-properties fo:margin-top="0in" fo:margin-bottom="0in" style:contextual-spacing="false" fo:text-align="justify" style:justify-single-word="false" style:page-number="auto"/>
      <style:text-properties style:font-name="Georgia" fo:font-weight="bold" officeooo:rsid="000b0854" officeooo:paragraph-rsid="000b0854" style:font-weight-asian="bold" style:font-weight-complex="bold"/>
    </style:style>
    <style:style style:name="P3" style:family="paragraph" style:parent-style-name="Standard">
      <style:paragraph-properties fo:margin-top="0in" fo:margin-bottom="0in" style:contextual-spacing="false" fo:text-align="justify" style:justify-single-word="false" fo:break-before="page"/>
      <style:text-properties style:font-name="Georgia" fo:font-weight="bold" officeooo:rsid="00113fe9" officeooo:paragraph-rsid="00113fe9" style:font-weight-asian="bold" style:font-weight-complex="bold"/>
    </style:style>
    <style:style style:name="P4" style:family="paragraph" style:parent-style-name="Standard">
      <style:paragraph-properties fo:margin-top="0in" fo:margin-bottom="0in" style:contextual-spacing="false" fo:text-align="justify" style:justify-single-word="false"/>
      <style:text-properties style:font-name="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113fe9" officeooo:paragraph-rsid="00113fe9"/>
    </style:style>
    <style:style style:name="T1" style:family="text">
      <style:text-properties officeooo:rsid="000a5ec0"/>
    </style:style>
    <style:style style:name="T2" style:family="text">
      <style:text-properties officeooo:rsid="000b0854"/>
    </style:style>
    <style:style style:name="T3" style:family="text">
      <style:text-properties officeooo:rsid="000bfcf2"/>
    </style:style>
    <style:style style:name="T4" style:family="text">
      <style:text-properties officeooo:rsid="000d7fec"/>
    </style:style>
    <style:style style:name="T5" style:family="text">
      <style:text-properties officeooo:rsid="000e91bd"/>
    </style:style>
    <style:style style:name="T6" style:family="text">
      <style:text-properties officeooo:rsid="000feb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ight</text:p>
      <text:p text:style-name="P1"><text:s text:c="5"/><text:span text:style-name="T1">There you sit waiting for something to come along. Anything to happen. </text:span><text:span text:style-name="T2">It’s peaceful out, at least that’s what you say to yourself. Peaceful and boring. Yet not as boring as last night. No, last night was much more boring than you could ever endure.</text:span></text:p>
      <text:p text:style-name="P1"><text:s text:c="5"/><text:span text:style-name="T3">There’s a call on your cell. You answer it only to find it to be a wrong number. Could be worse you mutter to yourself. Wondering when the night will actually die down and you can get some sleep. That would be nice wouldn’t it?</text:span></text:p>
      <text:p text:style-name="P1"><text:s text:c="5"/><text:span text:style-name="T3">Fucking kids playing outside in the fucking street. At this time of night? Yeah at that time of night. </text:span><text:span text:style-name="T4">Stupid kids.</text:span></text:p>
      <text:p text:style-name="P1"><text:s text:c="5"/><text:span text:style-name="T4">You wonder what the hell they’re up to anyways. Probably no good. Isn’t that what it’s all about these days? Being up to no good? Yeah something like that. </text:span><text:span text:style-name="T5">Makes you wish you were back in the good ol’ days fixing wagons or some stupid shit like that. Whatever the case, you’re here now and there’s nothing you can do about it.</text:span></text:p>
      <text:p text:style-name="P1"><text:s text:c="5"/><text:span text:style-name="T6">You think about running outside but on second thought why bother. Let the kids be kids and let them have their fun. You were like that once, a kid I mean. You decide not to go outside.</text:span></text:p>
      <text:p text:style-name="P3">Boredom</text:p>
      <text:p text:style-name="P5"><text:s text:c="5"/>As night falls you wonder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10-22T16:39:00</meta:creation-date>
    <meta:initial-creator>kyle</meta:initial-creator>
    <dc:language>en-US</dc:language>
    <dc:date>2022-08-29T21:15:10.799000000</dc:date>
    <meta:editing-cycles>12</meta:editing-cycles>
    <meta:editing-duration>PT19M55S</meta:editing-duration>
    <meta:generator>LibreOffice/7.4.0.3$Windows_X86_64 LibreOffice_project/f85e47c08ddd19c015c0114a68350214f7066f5a</meta:generator>
    <meta:document-statistic meta:table-count="0" meta:image-count="0" meta:object-count="0" meta:page-count="2" meta:paragraph-count="8" meta:word-count="217" meta:character-count="1169" meta:non-whitespace-character-count="929"/>
    <meta:template xlink:type="simple" xlink:actuate="onRequest" xlink:title="Normal.dotm" xlink:href=""/>
  </office:meta>
</office:document-meta>
</file>